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5F1F00006D5900006D591D75C095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+ </text:span><text:span text:style-name="T1">A</text:span><text:span text:style-name="T2"> = A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+ </text:span><text:span text:style-name="T1">0</text:span><text:span text:style-name="T4"> = 0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+ </text:span><text:span text:style-name="T1">1</text:span><text:span text:style-name="T4"> = 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mpotent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OR </text:span><text:span text:style-name="T6">A</text:span><text:span text:style-name="T7"> equals A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5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cat1" draw:display-name="Watermark%20-%201024x1024cat1" xlink:href="Pictures/10005F1F00006D5900006D591D75C095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cat1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5

College of Scripting Music &amp; Science
GitHub.com/ChristopherTopalian
GitHub.com/ChristopherAndrewTopalian
Sites.google.com/view/CollegeOfScripting
Youtube.com/ScriptingCollege
Youtube.com/@CollegeOfScripting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6"/>
  </office:meta>
</office:document-meta>
</file>